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fo:break-before="auto" fo:break-after="auto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088cm"/>
    </style:style>
    <style:style style:name="Table1.B" style:family="table-column">
      <style:table-column-properties style:column-width="8.915cm"/>
    </style:style>
    <style:style style:name="Table1.C" style:family="table-column">
      <style:table-column-properties style:column-width="1.743cm"/>
    </style:style>
    <style:style style:name="Table1.D" style:family="table-column">
      <style:table-column-properties style:column-width="4.263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1.709cm" fo:keep-together="always"/>
    </style:style>
    <style:style style:name="Table1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style:min-row-height="1.291cm" fo:background-color="transparent" fo:keep-together="auto">
        <style:background-image/>
      </style:table-row-properties>
    </style:style>
    <style:style style:name="Table1.7" style:family="table-row">
      <style:table-row-properties style:min-row-height="1.402cm" fo:background-color="transparent" fo:keep-together="auto">
        <style:background-image/>
      </style:table-row-properties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Table1.9" style:family="table-row">
      <style:table-row-properties style:min-row-height="1.498cm" fo:background-color="transparent" fo:keep-together="auto">
        <style:background-image/>
      </style:table-row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11" style:family="table-row">
      <style:table-row-properties style:min-row-height="1.222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205204" officeooo:paragraph-rsid="0020520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05204" officeooo:paragraph-rsid="001735c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607dd" officeooo:paragraph-rsid="002607d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5c0" officeooo:paragraph-rsid="00173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486" officeooo:paragraph-rsid="0017c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486" officeooo:paragraph-rsid="0017c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2b69" officeooo:paragraph-rsid="00192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2b69" officeooo:paragraph-rsid="00192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412" officeooo:paragraph-rsid="001e2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ea7" officeooo:paragraph-rsid="002a6e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35c0" officeooo:paragraph-rsid="00173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35c0" officeooo:paragraph-rsid="00173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2248" officeooo:paragraph-rsid="001b2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8f2f" officeooo:paragraph-rsid="00318f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afb7e" officeooo:paragraph-rsid="003afb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f58" officeooo:paragraph-rsid="003b4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ce32" officeooo:paragraph-rsid="003cc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248" officeooo:paragraph-rsid="003df2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7017"/>
    </style:style>
    <style:style style:name="T3" style:family="text">
      <style:text-properties officeooo:rsid="0026165b"/>
    </style:style>
    <style:style style:name="T4" style:family="text">
      <style:text-properties officeooo:rsid="0029bab5"/>
    </style:style>
    <style:style style:name="T5" style:family="text">
      <style:text-properties officeooo:rsid="002a6ea7"/>
    </style:style>
    <style:style style:name="T6" style:family="text">
      <style:text-properties officeooo:rsid="0032fdf3"/>
    </style:style>
    <style:style style:name="T7" style:family="text">
      <style:text-properties officeooo:rsid="0038bb1c"/>
    </style:style>
    <style:style style:name="T8" style:family="text">
      <style:text-properties officeooo:rsid="003cd11d"/>
    </style:style>
    <style:style style:name="T9" style:family="text">
      <style:text-properties officeooo:rsid="003df2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VANCE NOTICE LETTER</text:p>
      <text:p text:style-name="P1"/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<text:span text:style-name="T1">REF</text:span>. <text:span text:style-name="T1">NO</text:span>.</text:p>
          </table:table-cell>
          <table:table-cell table:style-name="Table1.A1" office:value-type="string">
            <text:p text:style-name="P14">{d.ref_no}</text:p>
          </table:table-cell>
          <table:table-cell table:style-name="Table1.A1" office:value-type="string">
            <text:p text:style-name="P12">Date</text:p>
          </table:table-cell>
          <table:table-cell table:style-name="Table1.D1" office:value-type="string">
            <text:p text:style-name="P14">{d.<text:span text:style-name="T3">approve_date</text:span>}</text:p>
          </table:table-cell>
        </table:table-row>
        <table:table-row table:style-name="Table1.2">
          <table:table-cell table:style-name="Table1.A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FROM</text:p>
          </table:table-cell>
          <table:table-cell table:style-name="Table1.A2" table:number-columns-spanned="3" office:value-type="string">
            <text:p text:style-name="P17">Head of Internal Audit,</text:p>
            <text:p text:style-name="P19">{d.address.<text:span text:style-name="T5">line1</text:span><text:span text:style-name="T2">},</text:span>{d.address.<text:span text:style-name="T5">line</text:span><text:span text:style-name="T9">2</text:span><text:span text:style-name="T2">},</text:span>{d.address.<text:span text:style-name="T5">line</text:span><text:span text:style-name="T9">3</text:span><text:span text:style-name="T2">},</text:span></text:p>
            <text:p text:style-name="P11">{d.address.<text:span text:style-name="T7">district</text:span>},</text:p>
            <text:p text:style-name="P11">{d.address.pin_code},</text:p>
            <text:p text:style-name="P11">{d.address.country}.</text:p>
          </table:table-cell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5">CC</text:p>
          </table:table-cell>
          <table:table-cell table:style-name="Table1.A2" table:number-columns-spanned="3" office:value-type="string">
            <text:p text:style-name="P18">{d.control_officer}</text:p>
          </table:table-cell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3">AUDIT NOTIFICATION O<text:span text:style-name="T2">N {d.audit_subject} – {d.auditable_area}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7">This is to inform you of the upcoming internal audit exercise of <text:span text:style-name="T2">{d.audit_subject}</text:span> at <text:span text:style-name="T2">{d.auditable_area}</text:span> that will commence on <text:span text:style-name="T2">{d.start_date}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10">{d.message}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9">I would be grateful if you would facilitate the smooth execution of the audit. Should you require any clarifications, please contact the undersigned.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0"/>
            <text:p text:style-name="P15">Head of Internal Audit</text:p>
            <text:p text:style-name="P16">{d.mda_name}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04T09:13:35.049861034</meta:creation-date>
    <dc:date>2022-01-24T15:12:42.786117951</dc:date>
    <meta:editing-duration>PT5H35M2S</meta:editing-duration>
    <meta:editing-cycles>25</meta:editing-cycles>
    <meta:generator>LibreOffice/7.2.4.1$Linux_X86_64 LibreOffice_project/27d75539669ac387bb498e35313b970b7fe9c4f9</meta:generator>
    <meta:document-statistic meta:table-count="1" meta:image-count="0" meta:object-count="0" meta:page-count="1" meta:paragraph-count="19" meta:word-count="73" meta:character-count="618" meta:non-whitespace-character-count="563"/>
  </office:meta>
</office:document-meta>
</file>